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fill="solid" draw:textarea-vertical-align="middle"/>
    </style:style>
    <style:style style:name="gr2" style:family="graphic" style:parent-style-name="standard">
      <style:graphic-properties draw:stroke="none" svg:stroke-color="#000000" draw:fill="solid" draw:fill-color="#ffffff" draw:opacity="51%" draw:opacity-name="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33cm"/>
    </style:style>
    <style:style style:name="gr4" style:family="graphic" style:parent-style-name="standard">
      <style:graphic-properties svg:stroke-color="#000000" draw:marker-end="Arrow" draw:fill-color="#000000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50%" draw:opacity-name="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opacity="50%" draw:opacity-name="" draw:textarea-horizontal-align="left" draw:auto-grow-height="true" draw:auto-grow-width="false" fo:min-height="1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top="0cm" fo:margin-bottom="0.2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51%"/>
      <style:paragraph-properties fo:text-align="center"/>
      <style:text-properties style:font-name="Bahnschrift Condense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top="0cm" fo:margin-bottom="0.2cm" fo:text-align="center"/>
      <style:text-properties style:font-name="Bahnschrift Condensed"/>
    </style:style>
    <style:style style:name="P8" style:family="paragraph">
      <style:paragraph-properties fo:text-align="center"/>
      <style:text-properties style:font-name="Bahnschrift Condensed"/>
    </style:style>
    <style:style style:name="P9" style:family="paragraph">
      <loext:graphic-properties draw:fill="solid" draw:fill-color="#ffffff" draw:opacity="50%"/>
      <style:paragraph-properties fo:margin-top="0cm" fo:margin-bottom="0.2cm" fo:text-align="center"/>
      <style:text-properties style:font-name="Bahnschrift Condensed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Condensed"/>
    </style:style>
    <style:style style:name="P12" style:family="paragraph">
      <loext:graphic-properties draw:fill="solid"/>
      <style:paragraph-properties fo:text-align="center"/>
      <style:text-properties fo:font-weight="bold"/>
    </style:style>
    <style:style style:name="P13" style:family="paragraph">
      <style:paragraph-properties fo:text-align="center"/>
      <style:text-properties style:font-name="Bahnschrift Light"/>
    </style:style>
    <style:style style:name="P14" style:family="paragraph">
      <loext:graphic-properties draw:fill="none" draw:fill-color="#ffffff"/>
      <style:paragraph-properties fo:text-align="center"/>
      <style:text-properties style:font-name="Bahnschrift Light"/>
    </style:style>
    <style:style style:name="T1" style:family="text">
      <style:text-properties style:font-name="Bahnschrift Condensed" fo:font-size="14pt" style:font-size-asian="14pt" style:font-size-complex="14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6.505cm" svg:height="3.958cm" draw:transform="skewX (-0.579449311662117) rotate (0.712268867738886) translate (5.100104040056cm 6.20041963618428cm)" svg:viewBox="0 0 6506 3959" svg:d="M0 0c6133 0 6506 3959 6506 3959">
          <text:p/>
        </draw:path>
        <draw:path draw:style-name="gr1" draw:text-style-name="P1" draw:layer="layout" svg:width="2.791cm" svg:height="2.176cm" draw:transform="skewX (-1.38858395288669) rotate (2.72253910018595) translate (15.6002906249601cm 15.4005096249936cm)" svg:viewBox="0 0 2792 2177" svg:d="M0 0c5536 0 1129 2099 1129 2099l-149 78">
          <text:p/>
        </draw:path>
        <draw:frame draw:style-name="gr2" draw:text-style-name="P4" draw:layer="layout" svg:width="6.437cm" svg:height="1.433cm" svg:x="11.263cm" svg:y="13.167cm">
          <draw:text-box>
            <text:p text:style-name="P2"><text:span text:style-name="T1">rcv_msg() &amp;&amp; !is_bye_msg()</text:span></text:p>
            <text:p text:style-name="P3"><text:span text:style-name="T1">close_connection()</text:span></text:p>
          </draw:text-box>
        </draw:frame>
        <draw:path draw:style-name="gr1" draw:text-style-name="P1" draw:layer="layout" svg:width="4.413cm" svg:height="8.383cm" draw:transform="skewX (-1.0779153460317) rotate (-2.75866741570224) translate (23.9855835012994cm 9.40790202242093cm)" svg:viewBox="0 0 4414 8384" svg:d="M0 0c8801-4 1722 8083 1722 8083l-240 301">
          <text:p/>
        </draw:path>
        <draw:path draw:style-name="gr1" draw:text-style-name="P1" draw:layer="layout" svg:width="6.057cm" svg:height="3.962cm" draw:transform="skewX (-0.00314159265358979) rotate (0.0197222205475359) translate (19.2000757263626cm 3.85791986150578cm)" svg:viewBox="0 0 6058 3963" svg:d="M0 0c5709 0 6058 3963 6058 3963">
          <text:p/>
        </draw:path>
        <draw:custom-shape draw:style-name="gr3" draw:text-style-name="P5" draw:layer="layout" svg:width="4cm" svg:height="2cm" svg:x="15.4cm" svg:y="1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4cm" svg:height="2cm" svg:x="23.8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4" draw:text-style-name="P6" draw:layer="layout" svg:width="2.229cm" svg:height="2cm" draw:transform="skewX (-0.368439005096003) rotate (0.601265927312047) translate (21.472cm 8.249cm)" draw:kind="arc" draw:start-angle="358.05" draw:end-angle="246.1">
          <text:p/>
        </draw:ellipse>
        <draw:custom-shape draw:style-name="gr3" draw:text-style-name="P5" draw:layer="layout" svg:width="4cm" svg:height="2cm" svg:x="1.4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" draw:text-style-name="P1" draw:layer="layout" svg:width="2.568cm" svg:height="8.368cm" draw:transform="skewX (-0.326900168898538) rotate (-1.27374128810546) translate (26.5155499758106cm 9.99987998085629cm)" svg:viewBox="0 0 2569 8369" svg:d="M0 0c5112 0 1014 8069 1014 8069l-139 300">
          <text:p/>
        </draw:path>
        <draw:path draw:style-name="gr1" draw:text-style-name="P1" draw:layer="layout" svg:width="6.505cm" svg:height="3.958cm" draw:transform="skewX (-0.579449311662117) rotate (-2.45340932952843) translate (15.5005177513744cm 4.80032989504721cm)" svg:viewBox="0 0 6506 3959" svg:d="M0 0c6133 0 6506 3959 6506 3959">
          <text:p/>
        </draw:path>
        <draw:line draw:style-name="gr5" draw:text-style-name="P1" draw:layer="layout" svg:x1="12.1cm" svg:y1="13.9cm" svg:x2="16.9cm" svg:y2="13.9cm">
          <text:p/>
        </draw:line>
        <draw:frame draw:style-name="gr6" draw:text-style-name="P9" draw:layer="layout" svg:width="5.298cm" svg:height="1.433cm" svg:x="5.7cm" svg:y="2.567cm">
          <draw:text-box>
            <text:p text:style-name="P7"><text:span text:style-name="T1">connection_request() <text:s/></text:span></text:p>
            <text:p text:style-name="P8"><text:span text:style-name="T1">accept()</text:span></text:p>
          </draw:text-box>
        </draw:frame>
        <draw:line draw:style-name="gr5" draw:text-style-name="P1" draw:layer="layout" svg:x1="5.8cm" svg:y1="3.3cm" svg:x2="10.6cm" svg:y2="3.3cm">
          <text:p/>
        </draw:line>
        <draw:frame draw:style-name="gr6" draw:text-style-name="P11" draw:layer="layout" svg:width="7.106cm" svg:height="2.415cm" svg:x="7.4cm" svg:y="6.1cm">
          <draw:text-box>
            <text:p text:style-name="P10"><text:span text:style-name="T1">rcv_msg() &amp;&amp; ( !is_hello_msg() </text:span></text:p>
            <text:p text:style-name="P2"><text:span text:style-name="T1">|| !is_correct() )</text:span></text:p>
            <text:p text:style-name="P3"><text:span text:style-name="T1">send_error_msg()</text:span></text:p>
            <text:p text:style-name="P3"><text:span text:style-name="T1">close_connection()</text:span></text:p>
          </draw:text-box>
        </draw:frame>
        <draw:line draw:style-name="gr5" draw:text-style-name="P12" draw:layer="layout" svg:x1="8.6cm" svg:y1="7.3cm" svg:x2="13.4cm" svg:y2="7.3cm">
          <text:p/>
        </draw:line>
        <draw:frame draw:style-name="gr7" draw:text-style-name="P11" draw:layer="layout" svg:width="7cm" svg:height="2.2cm" svg:x="21.1cm" svg:y="3.2cm">
          <draw:text-box>
            <text:p text:style-name="P10"><text:span text:style-name="T1">rcv_msg() &amp;&amp; is_hello_msg() </text:span></text:p>
            <text:p text:style-name="P2"><text:span text:style-name="T1">&amp;&amp; is_correct()</text:span></text:p>
            <text:p text:style-name="P2"><text:span text:style-name="T1">send_msg(“200 – OK - Ready”)</text:span></text:p>
          </draw:text-box>
        </draw:frame>
        <draw:frame draw:style-name="gr8" draw:text-style-name="P14" draw:layer="layout" svg:width="3.233cm" svg:height="1.377cm" svg:x="1.8cm" svg:y="6.4cm">
          <draw:text-box>
            <text:p text:style-name="P13"><text:span text:style-name="T2">wait </text:span></text:p>
            <text:p text:style-name="P13"><text:span text:style-name="T2">connection</text:span></text:p>
          </draw:text-box>
        </draw:frame>
        <draw:frame draw:style-name="gr8" draw:text-style-name="P14" draw:layer="layout" svg:width="3.203cm" svg:height="1.377cm" svg:x="24.397cm" svg:y="8.2cm">
          <draw:text-box>
            <text:p text:style-name="P13"><text:span text:style-name="T2">wait probe </text:span></text:p>
            <text:p text:style-name="P13"><text:span text:style-name="T2">message</text:span></text:p>
          </draw:text-box>
        </draw:frame>
        <draw:frame draw:style-name="gr8" draw:text-style-name="P14" draw:layer="layout" svg:width="2.775cm" svg:height="1.377cm" svg:x="16.125cm" svg:y="15.423cm">
          <draw:text-box>
            <text:p text:style-name="P13"><text:span text:style-name="T2">wait bye </text:span></text:p>
            <text:p text:style-name="P13"><text:span text:style-name="T2">message</text:span></text:p>
          </draw:text-box>
        </draw:frame>
        <draw:frame draw:style-name="gr2" draw:text-style-name="P4" draw:layer="layout" svg:width="5.764cm" svg:height="2.415cm" svg:x="11.736cm" svg:y="9.6cm">
          <draw:text-box>
            <text:p text:style-name="P3"><text:span text:style-name="T1">rcv_msg() &amp;&amp; is_probe() </text:span></text:p>
            <text:p text:style-name="P2"><text:span text:style-name="T1">&amp;&amp; !is_correct()</text:span></text:p>
            <text:p text:style-name="P3"><text:span text:style-name="T1">send_error_message()</text:span></text:p>
            <text:p text:style-name="P3"><text:span text:style-name="T1">close_connection()</text:span></text:p>
          </draw:text-box>
        </draw:frame>
        <draw:line draw:style-name="gr5" draw:text-style-name="P12" draw:layer="layout" svg:x1="12.3cm" svg:y1="10.8cm" svg:x2="17.1cm" svg:y2="10.8cm">
          <text:p/>
        </draw:line>
        <draw:custom-shape draw:style-name="gr3" draw:text-style-name="P5" draw:layer="layout" svg:width="4cm" svg:height="2cm" svg:x="15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4" draw:layer="layout" svg:width="4.122cm" svg:height="1.377cm" svg:x="15cm" svg:y="2.8cm">
          <draw:text-box>
            <text:p text:style-name="P13"><text:span text:style-name="T2">wait </text:span></text:p>
            <text:p text:style-name="P13"><text:span text:style-name="T2">hello message</text:span></text:p>
          </draw:text-box>
        </draw:frame>
        <draw:line draw:style-name="gr5" draw:text-style-name="P1" draw:layer="layout" svg:x1="22.3cm" svg:y1="4.4cm" svg:x2="27.1cm" svg:y2="4.4cm">
          <text:p/>
        </draw:line>
        <draw:frame draw:style-name="gr2" draw:text-style-name="P4" draw:layer="layout" svg:width="7.893cm" svg:height="1.924cm" svg:x="15.707cm" svg:y="6.7cm">
          <draw:text-box>
            <text:p text:style-name="P3"><text:span text:style-name="T1">rcv_msg() &amp;&amp; is_probe() </text:span></text:p>
            <text:p text:style-name="P2"><text:span text:style-name="T1">&amp;&amp; is_correct() &amp;&amp; !is_last_probe()</text:span></text:p>
            <text:p text:style-name="P3"><text:span text:style-name="T1">send_msg(probe)</text:span></text:p>
          </draw:text-box>
        </draw:frame>
        <draw:line draw:style-name="gr5" draw:text-style-name="P12" draw:layer="layout" svg:x1="17.2cm" svg:y1="7.9cm" svg:x2="22cm" svg:y2="7.9cm">
          <text:p/>
        </draw:line>
        <draw:frame draw:style-name="gr2" draw:text-style-name="P4" draw:layer="layout" svg:width="7.783cm" svg:height="1.924cm" svg:x="20.9cm" svg:y="13.3cm">
          <draw:text-box>
            <text:p text:style-name="P3"><text:span text:style-name="T1">rcv_msg() &amp;&amp; is_probe() </text:span></text:p>
            <text:p text:style-name="P2"><text:span text:style-name="T1">&amp;&amp; is_correct() &amp;&amp; is_last_probe()</text:span></text:p>
            <text:p text:style-name="P3"><text:span text:style-name="T1">send_msg(probe)</text:span></text:p>
          </draw:text-box>
        </draw:frame>
        <draw:line draw:style-name="gr5" draw:text-style-name="P12" draw:layer="layout" svg:x1="22.4cm" svg:y1="14.5cm" svg:x2="27.2cm" svg:y2="14.5cm">
          <text:p/>
        </draw:line>
        <draw:path draw:style-name="gr1" draw:text-style-name="P1" draw:layer="layout" svg:width="9.945cm" svg:height="11.386cm" draw:transform="skewX (-0.561472420366576) rotate (-2.92063397028731) translate (15.9006321197887cm 17.2958377664189cm)" svg:viewBox="0 0 9946 11387" svg:d="M0 0c19788 2 3937 10978 3937 10978l-538 409">
          <text:p/>
        </draw:path>
        <draw:path draw:style-name="gr1" draw:text-style-name="P1" draw:layer="layout" svg:width="2.523cm" svg:height="13.862cm" draw:transform="skewX (0.0370009801422798) rotate (-2.1860248881229) translate (15.3450093422983cm 16.1202778843744cm)" svg:viewBox="0 0 2524 13863" svg:d="M0 0c5024-1 995 13365 995 13365l-137 498">
          <text:p/>
        </draw:path>
        <draw:frame draw:style-name="gr2" draw:text-style-name="P4" draw:layer="layout" svg:width="6.327cm" svg:height="1.924cm" svg:x="3.263cm" svg:y="12.5cm">
          <draw:text-box>
            <text:p text:style-name="P10"><text:span text:style-name="T1">rcv_msg() &amp;&amp; is_bye_msg()</text:span></text:p>
            <text:p text:style-name="P2"><text:span text:style-name="T1">&amp;&amp;! is_correct()</text:span></text:p>
            <text:p text:style-name="P3"><text:span text:style-name="T1">close_connection()</text:span></text:p>
          </draw:text-box>
        </draw:frame>
        <draw:frame draw:style-name="gr2" draw:text-style-name="P4" draw:layer="layout" svg:width="7.271cm" svg:height="2.415cm" svg:x="3cm" svg:y="17.567cm">
          <draw:text-box>
            <text:p text:style-name="P10"><text:span text:style-name="T1">rcv_msg() &amp;&amp; is_bye_msg() </text:span></text:p>
            <text:p text:style-name="P2"><text:span text:style-name="T1">&amp;&amp; is_correct()</text:span></text:p>
            <text:p text:style-name="P3"><text:span text:style-name="T1">send_msg(“200 – OK - Closing”)</text:span></text:p>
            <text:p text:style-name="P3"><text:span text:style-name="T1">close_connection()</text:span></text:p>
          </draw:text-box>
        </draw:frame>
        <draw:line draw:style-name="gr5" draw:text-style-name="P12" draw:layer="layout" svg:x1="4cm" svg:y1="13.7cm" svg:x2="8.8cm" svg:y2="13.7cm">
          <text:p/>
        </draw:line>
        <draw:line draw:style-name="gr5" draw:text-style-name="P12" draw:layer="layout" svg:x1="3.9cm" svg:y1="18.8cm" svg:x2="8.7cm" svg:y2="18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1:27:41.465000000</meta:creation-date>
    <dc:date>2019-11-03T14:53:34.300000000</dc:date>
    <meta:editing-duration>PT3H4M40S</meta:editing-duration>
    <meta:editing-cycles>5</meta:editing-cycles>
    <meta:generator>LibreOffice/6.3.1.2$Windows_X86_64 LibreOffice_project/b79626edf0065ac373bd1df5c28bd630b4424273</meta:generator>
    <meta:document-statistic meta:object-count="35"/>
  </office:meta>
</office:document-meta>
</file>